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B000002429DABE53CA22E60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af6a9"/>
    </style:style>
    <style:style style:name="P3" style:family="paragraph" style:parent-style-name="Standard">
      <style:paragraph-properties fo:text-align="start" style:justify-single-word="false" style:writing-mode="lr-tb"/>
      <style:text-properties fo:color="#a31515" loext:opacity="100%" style:font-name="Cascadia Mono" fo:font-size="9.5pt" fo:background-color="#ffffff" style:font-size-asian="9.5pt"/>
    </style:style>
    <style:style style:name="T1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2" style:family="text">
      <style:text-properties fo:color="#a31515" loext:opacity="100%" style:font-name="Cascadia Mono" fo:font-size="9.5pt" officeooo:rsid="000af6a9" fo:background-color="#ffffff" loext:char-shading-value="0" style:font-size-asian="9.5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_DdeLink__14_1841771870"/><text:span text:style-name="T1">ExpectedText</text:span><text:bookmark-end text:name="__DdeLink__14_1841771870"/><text:span text:style-name="T2">1</text:span></text:p>
      <text:p text:style-name="P2" loext:marker-style-name="T1"><text:bookmark-start text:name="__DdeLink__14_1841771870 Copy 1"/><text:span text:style-name="T2">ExpectedText</text:span><text:bookmark-end text:name="__DdeLink__14_1841771870 Copy 1"/><text:span text:style-name="T2">2</text:span></text:p>
      <text:p text:style-name="P1" loext:marker-style-name="T1"><text:span text:style-name="T2"/></text:p>
      <text:p text:style-name="P3" loext:marker-style-name="T1"/>
      <text:p text:style-name="P1" loext:marker-style-name="T1"/>
      <text:p text:style-name="P1" loext:marker-style-name="T1"/>
      <text:p text:style-name="P1" loext:marker-style-name="T1"/>
      <text:p text:style-name="P2" loext:marker-style-name="T1"><text:bookmark-start text:name="__DdeLink__14_1841771870 Copy 1 Copy 1"/><draw:frame draw:style-name="fr1" draw:name="Image1" text:anchor-type="char" svg:x="1.5264in" svg:y="0.3307in" svg:width="3.8528in" svg:height="3.7937in" draw:z-index="0"><draw:image xlink:href="Pictures/100000000000024B000002429DABE53CA22E6042.png" xlink:type="simple" xlink:show="embed" xlink:actuate="onLoad" draw:mime-type="image/png"/></draw:frame><text:span text:style-name="T2">ExpectedText</text:span><text:bookmark-end text:name="__DdeLink__14_1841771870 Copy 1 Copy 1"/><text:span text:style-name="T2">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08:48:14</meta:creation-date>
    <dc:language>en-US</dc:language>
    <dc:date>2024-12-06T12:25:22.241000000</dc:date>
    <meta:editing-cycles>5</meta:editing-cycles>
    <meta:editing-duration>PT13M29S</meta:editing-duration>
    <meta:generator>LibreOffice/7.5.5.2$Windows_X86_64 LibreOffice_project/ca8fe7424262805f223b9a2334bc7181abbcbf5e</meta:generator>
    <meta:document-statistic meta:table-count="0" meta:image-count="1" meta:object-count="0" meta:page-count="1" meta:paragraph-count="3" meta:word-count="3" meta:character-count="39" meta:non-whitespace-character-count="39"/>
    <meta:user-defined meta:name="AppVersion">15.0000</meta:user-defined>
  </office:meta>
</office:document-meta>
</file>